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E209A041731E5A3A2F.png" manifest:media-type="image/png"/>
  <manifest:file-entry manifest:full-path="Pictures/10000001000002DD000001E27E8415EFFD9BCE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f85" officeooo:paragraph-rsid="00188f85"/>
    </style:style>
    <style:style style:name="P2" style:family="paragraph" style:parent-style-name="Standard">
      <style:paragraph-properties fo:break-before="page"/>
      <style:text-properties officeooo:rsid="00188f85" officeooo:paragraph-rsid="00188f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423cm" svg:y="1.048cm" svg:width="17cm" svg:height="11.178cm" draw:z-index="0"><draw:image xlink:href="Pictures/10000001000002DD000001E27E8415EFFD9BCECA.png" xlink:type="simple" xlink:show="embed" xlink:actuate="onLoad" draw:mime-type="image/png"/></draw:frame>Euler’s poblem::</text:p>
      <text:p text:style-name="P2"><draw:frame draw:style-name="fr1" draw:name="Image2" text:anchor-type="char" svg:x="-0.794cm" svg:y="2.845cm" svg:width="17cm" svg:height="11.178cm" draw:z-index="1"><draw:image xlink:href="Pictures/10000001000002DD000001E209A041731E5A3A2F.png" xlink:type="simple" xlink:show="embed" xlink:actuate="onLoad" draw:mime-type="image/png"/></draw:frame>HCF AND LCM: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5:09:30.793834191</meta:creation-date>
    <dc:date>2023-08-21T15:12:32.164871737</dc:date>
    <meta:editing-duration>PT3M4S</meta:editing-duration>
    <meta:editing-cycles>1</meta:editing-cycles>
    <meta:document-statistic meta:table-count="0" meta:image-count="2" meta:object-count="0" meta:page-count="2" meta:paragraph-count="2" meta:word-count="5" meta:character-count="29" meta:non-whitespace-character-count="26"/>
    <meta:generator>LibreOffice/7.3.5.2$Linux_X86_64 LibreOffice_project/30$Build-2</meta:generator>
  </office:meta>
</office:document-meta>
</file>